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svg:stroke-color="#000000" draw:marker-start="Arrow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="Arrow_20_short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752cm" fo:min-width="2.3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_0" draw:style-name="gr3" draw:text-style-name="P2" svg:width="2.315cm" svg:height="2.802cm" svg:x="7.197cm" svg:y="4.422cm"><text:p text:style-name="P1">Abnahm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name="Shape1_1" draw:style-name="gr3" draw:text-style-name="P2" svg:width="2.315cm" svg:height="2.802cm" svg:x="13.944cm" svg:y="4.422cm"><text:p text:style-name="P1">Produkti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name="Shape1_2" draw:style-name="gr3" draw:text-style-name="P2" svg:width="2.315cm" svg:height="2.802cm" svg:x="0.605cm" svg:y="4.422cm"><text:p text:style-name="P1">Entwicklung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3" draw:name="Shape2" draw:style-name="gr2" draw:text-style-name="P1" svg:x1="9.511cm" svg:y1="5.856cm" svg:x2="13.944cm" svg:y2="5.856cm"><text:p text:style-name="P1">Anonymisierung</text:p><text:p text:style-name="P1"/></draw:line><draw:line text:anchor-type="paragraph" draw:z-index="4" draw:name="Shape2_1" draw:style-name="gr1" draw:text-style-name="P1" svg:x1="2.919cm" svg:y1="5.854cm" svg:x2="7.196cm" svg:y2="5.854cm"><text:p text:style-name="P1">Extraktion in </text:p><text:p text:style-name="P1">DQ-Schema</text:p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21:41:16.356177127</meta:creation-date>
    <dc:date>2021-02-14T21:47:39.585184697</dc:date>
    <meta:editing-duration>PT6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